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7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40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739" calcext:value-type="float">
            <text:p>1739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05" calcext:value-type="float">
            <text:p>16805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313" calcext:value-type="float">
            <text:p>5131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272" calcext:value-type="float">
            <text:p>100272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9154" calcext:value-type="float">
            <text:p>12915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3594" calcext:value-type="float">
            <text:p>123594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0790" calcext:value-type="float">
            <text:p>90790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034" calcext:value-type="float">
            <text:p>7903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801" calcext:value-type="float">
            <text:p>108801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3661" calcext:value-type="float">
            <text:p>153661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2441" calcext:value-type="float">
            <text:p>162441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802" calcext:value-type="float">
            <text:p>122802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386" calcext:value-type="float">
            <text:p>7738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6514" calcext:value-type="float">
            <text:p>56514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540" calcext:value-type="float">
            <text:p>58540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249" calcext:value-type="float">
            <text:p>61249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2036" calcext:value-type="float">
            <text:p>62036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601" calcext:value-type="float">
            <text:p>6260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201" calcext:value-type="float">
            <text:p>64201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4570" calcext:value-type="float">
            <text:p>64570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6486" calcext:value-type="float">
            <text:p>66486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7275" calcext:value-type="float">
            <text:p>67275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418" calcext:value-type="float">
            <text:p>67418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267" calcext:value-type="float">
            <text:p>6526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0791" calcext:value-type="float">
            <text:p>60791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24" calcext:value-type="float">
            <text:p>56024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0162" calcext:value-type="float">
            <text:p>50162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6162" calcext:value-type="float">
            <text:p>46162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2734" calcext:value-type="float">
            <text:p>4273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8909" calcext:value-type="float">
            <text:p>3890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5074" calcext:value-type="float">
            <text:p>35074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0767" calcext:value-type="float">
            <text:p>30767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621" calcext:value-type="float">
            <text:p>2562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122" calcext:value-type="float">
            <text:p>21122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427" calcext:value-type="float">
            <text:p>174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185" calcext:value-type="float">
            <text:p>1418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258" calcext:value-type="float">
            <text:p>11258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976" calcext:value-type="float">
            <text:p>897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03" calcext:value-type="float">
            <text:p>7303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01" calcext:value-type="float">
            <text:p>5901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668" calcext:value-type="float">
            <text:p>4668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316" calcext:value-type="float">
            <text:p>3316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49" calcext:value-type="float">
            <text:p>2249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64" calcext:value-type="float">
            <text:p>146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894" calcext:value-type="float">
            <text:p>894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02" calcext:value-type="float">
            <text:p>502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255" calcext:value-type="float">
            <text:p>255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32" calcext:value-type="float">
            <text:p>132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0mn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0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68" calcext:value-type="float">
            <text:p>168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6" calcext:value-type="float">
            <text:p>16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73" calcext:value-type="float">
            <text:p>5173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853" calcext:value-type="float">
            <text:p>9853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17" calcext:value-type="float">
            <text:p>12717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06" calcext:value-type="float">
            <text:p>12206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8939" calcext:value-type="float">
            <text:p>893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10" calcext:value-type="float">
            <text:p>7910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767" calcext:value-type="float">
            <text:p>10767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286" calcext:value-type="float">
            <text:p>15286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933" calcext:value-type="float">
            <text:p>15933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081" calcext:value-type="float">
            <text:p>12081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522" calcext:value-type="float">
            <text:p>7522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516" calcext:value-type="float">
            <text:p>5516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762" calcext:value-type="float">
            <text:p>5762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63" calcext:value-type="float">
            <text:p>6163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359" calcext:value-type="float">
            <text:p>6359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91" calcext:value-type="float">
            <text:p>6291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92" calcext:value-type="float">
            <text:p>6492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541" calcext:value-type="float">
            <text:p>654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729" calcext:value-type="float">
            <text:p>672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942" calcext:value-type="float">
            <text:p>69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67" calcext:value-type="float">
            <text:p>6767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650" calcext:value-type="float">
            <text:p>665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66" calcext:value-type="float">
            <text:p>6266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721" calcext:value-type="float">
            <text:p>5721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151" calcext:value-type="float">
            <text:p>515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813" calcext:value-type="float">
            <text:p>4813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374" calcext:value-type="float">
            <text:p>437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088" calcext:value-type="float">
            <text:p>4088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455" calcext:value-type="float">
            <text:p>3455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170" calcext:value-type="float">
            <text:p>3170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09" calcext:value-type="float">
            <text:p>2509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31" calcext:value-type="float">
            <text:p>2131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79" calcext:value-type="float">
            <text:p>1779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03" calcext:value-type="float">
            <text:p>1403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091" calcext:value-type="float">
            <text:p>1091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7" calcext:value-type="float">
            <text:p>867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6" calcext:value-type="float">
            <text:p>736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49" calcext:value-type="float">
            <text:p>54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09" calcext:value-type="float">
            <text:p>309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7" calcext:value-type="float">
            <text:p>22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4" calcext:value-type="float">
            <text:p>144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mn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mn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86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9" calcext:value-type="float">
            <text:p>519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4" calcext:value-type="float">
            <text:p>1274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2" calcext:value-type="float">
            <text:p>1222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19" calcext:value-type="float">
            <text:p>919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24" calcext:value-type="float">
            <text:p>824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69" calcext:value-type="float">
            <text:p>1069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02" calcext:value-type="float">
            <text:p>1502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59" calcext:value-type="float">
            <text:p>1659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18" calcext:value-type="float">
            <text:p>1218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5" calcext:value-type="float">
            <text:p>775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73" calcext:value-type="float">
            <text:p>573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3" calcext:value-type="float">
            <text:p>583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36" calcext:value-type="float">
            <text:p>636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40" calcext:value-type="float">
            <text:p>640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98" calcext:value-type="float">
            <text:p>598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17" calcext:value-type="float">
            <text:p>617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21" calcext:value-type="float">
            <text:p>621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49" calcext:value-type="float">
            <text:p>649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710" calcext:value-type="float">
            <text:p>710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01" calcext:value-type="float">
            <text:p>70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7" calcext:value-type="float">
            <text:p>657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7" calcext:value-type="float">
            <text:p>627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6" calcext:value-type="float">
            <text:p>536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491" calcext:value-type="float">
            <text:p>491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8" calcext:value-type="float">
            <text:p>458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396" calcext:value-type="float">
            <text:p>396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22" calcext:value-type="float">
            <text:p>422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31" calcext:value-type="float">
            <text:p>331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40" calcext:value-type="float">
            <text:p>240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9" calcext:value-type="float">
            <text:p>169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3" calcext:value-type="float">
            <text:p>113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4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24s top pr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6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1" calcext:value-type="float">
            <text:p>101</text:p>
          </table:table-cell>
          <table:table-cell table:number-columns-repeated="61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 table:number-columns-repeated="6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5" calcext:value-type="float">
            <text:p>95</text:p>
          </table:table-cell>
          <table:table-cell table:number-columns-repeated="61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24" calcext:value-type="float">
            <text:p>124</text:p>
          </table:table-cell>
          <table:table-cell table:number-columns-repeated="6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5" calcext:value-type="float">
            <text:p>155</text:p>
          </table:table-cell>
          <table:table-cell table:number-columns-repeated="61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" calcext:value-type="float">
            <text:p>117</text:p>
          </table:table-cell>
          <table:table-cell table:number-columns-repeated="6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 table:number-columns-repeated="61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1" calcext:value-type="float">
            <text:p>51</text:p>
          </table:table-cell>
          <table:table-cell table:number-columns-repeated="61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6" calcext:value-type="float">
            <text:p>66</text:p>
          </table:table-cell>
          <table:table-cell table:number-columns-repeated="6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3" calcext:value-type="float">
            <text:p>63</text:p>
          </table:table-cell>
          <table:table-cell table:number-columns-repeated="61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57" calcext:value-type="float">
            <text:p>57</text:p>
          </table:table-cell>
          <table:table-cell table:number-columns-repeated="6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number-columns-repeated="61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 table:number-columns-repeated="61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 table:number-columns-repeated="61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 table:number-columns-repeated="61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54:42.231167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6T10:55:06.069846920</dc:date>
    <meta:generator>LibreOffice/6.4.7.2$Linux_X86_64 LibreOffice_project/40$Build-2</meta:generator>
    <meta:editing-duration>PT2H12M20S</meta:editing-duration>
    <meta:editing-cycles>5</meta:editing-cycles>
    <meta:document-statistic meta:table-count="4" meta:cell-count="6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